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cm" fo:min-width="0.4cm"/>
    </style:style>
    <style:style style:name="gr2" style:family="graphic" style:parent-style-name="standard">
      <style:graphic-properties draw:fill-color="#ffffff" draw:opacity="50%" draw:opacity-name="" draw:textarea-horizontal-align="justify" draw:textarea-vertical-align="middle" draw:auto-grow-height="false" fo:min-height="0.65cm" fo:min-width="0.4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65cm" fo:min-width="0.4cm"/>
    </style:style>
    <style:style style:name="gr4" style:family="graphic" style:parent-style-name="standard">
      <style:graphic-properties draw:fill="none" draw:textarea-vertical-align="middle" draw:auto-grow-height="false" fo:min-height="3.068cm" fo:min-width="0cm"/>
    </style:style>
    <style:style style:name="gr5" style:family="graphic" style:parent-style-name="standard">
      <style:graphic-properties draw:stroke="none" svg:stroke-color="#000000" draw:fill="none" draw:fill-color="#ffffff" fo:min-height="0.35cm"/>
    </style:style>
    <style:style style:name="gr6" style:family="graphic" style:parent-style-name="standard">
      <style:graphic-properties draw:stroke="none" svg:stroke-color="#000000" draw:fill="none" draw:fill-color="#ffffff" fo:min-height="0.548cm"/>
    </style:style>
    <style:style style:name="gr7" style:family="graphic" style:parent-style-name="standard">
      <style:graphic-properties draw:fill="none" draw:textarea-vertical-align="middle" draw:auto-grow-height="false" fo:min-height="4.016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276cm" fo:min-width="0cm"/>
    </style:style>
    <style:style style:name="gr9" style:family="graphic" style:parent-style-name="standard">
      <style:graphic-properties draw:stroke="none" svg:stroke-color="#000000" draw:fill="none" draw:fill-color="#ffffff" fo:min-height="0.25cm"/>
    </style:style>
    <style:style style:name="gr10" style:family="graphic" style:parent-style-name="standard">
      <style:graphic-properties draw:stroke="none" svg:stroke-color="#000000" draw:fill="none" draw:fill-color="#ffffff" fo:min-height="0.687cm"/>
    </style:style>
    <style:style style:name="gr11" style:family="graphic" style:parent-style-name="standard">
      <style:graphic-properties draw:fill-color="#fffbcc" draw:textarea-horizontal-align="justify" draw:textarea-vertical-align="middle" draw:auto-grow-height="false" fo:min-height="0.65cm" fo:min-width="0.4cm"/>
    </style:style>
    <style:style style:name="gr12" style:family="graphic" style:parent-style-name="standard">
      <style:graphic-properties draw:fill="none" draw:textarea-vertical-align="middle" draw:auto-grow-height="false" fo:min-height="1.362cm" fo:min-width="0cm"/>
    </style:style>
    <style:style style:name="gr13" style:family="graphic" style:parent-style-name="standard">
      <style:graphic-properties draw:fill-color="#729fcf" draw:opacity="100%" draw:opacity-name="" draw:textarea-horizontal-align="justify" draw:textarea-vertical-align="middle" draw:auto-grow-height="false" fo:min-height="0.65cm" fo:min-width="0.4cm"/>
    </style:style>
    <style:style style:name="gr14" style:family="graphic" style:parent-style-name="standard">
      <style:graphic-properties draw:fill="none" draw:opacity="100%" draw:opacity-name="" draw:textarea-horizontal-align="justify" draw:textarea-vertical-align="middle" draw:auto-grow-height="false" fo:min-height="0.551cm" fo:min-width="0.101cm"/>
    </style:style>
    <style:style style:name="gr15" style:family="graphic" style:parent-style-name="standard">
      <style:graphic-properties draw:fill-color="#bcaed5" draw:opacity="50%" draw:opacity-name="" draw:textarea-horizontal-align="justify" draw:textarea-vertical-align="middle" draw:auto-grow-height="false" fo:min-height="0.65cm" fo:min-width="0.4cm"/>
    </style:style>
    <style:style style:name="gr16" style:family="graphic" style:parent-style-name="standard">
      <style:graphic-properties draw:stroke="solid" draw:fill-color="#729fcf" draw:textarea-horizontal-align="justify" draw:textarea-vertical-align="middle" draw:auto-grow-height="false" fo:min-height="0.65cm" fo:min-width="0.4cm"/>
    </style:style>
    <style:style style:name="gr17" style:family="graphic" style:parent-style-name="standard">
      <style:graphic-properties draw:fill-color="#fcd4d1" draw:opacity="50%" draw:opacity-name="" draw:textarea-horizontal-align="justify" draw:textarea-vertical-align="middle" draw:auto-grow-height="false" fo:min-height="0.65cm" fo:min-width="0.4cm"/>
    </style:style>
    <style:style style:name="gr18" style:family="graphic" style:parent-style-name="standard">
      <style:graphic-properties draw:fill-color="#bcaed5" draw:opacity="50%" draw:opacity-name="" draw:textarea-horizontal-align="justify" draw:textarea-vertical-align="middle" draw:auto-grow-height="false" fo:min-height="0.65cm" fo:min-width="0.4cm"/>
    </style:style>
    <style:style style:name="gr19" style:family="graphic" style:parent-style-name="standard">
      <style:graphic-properties draw:fill-color="#c2e0ae" draw:textarea-horizontal-align="justify" draw:textarea-vertical-align="middle" draw:auto-grow-height="false" fo:min-height="0.65cm" fo:min-width="0.4cm"/>
    </style:style>
    <style:style style:name="gr20" style:family="graphic" style:parent-style-name="standard">
      <style:graphic-properties draw:fill="none" draw:textarea-vertical-align="middle" draw:auto-grow-height="false" fo:min-height="0.601cm" fo:min-width="0cm"/>
    </style:style>
    <style:style style:name="gr21" style:family="graphic" style:parent-style-name="standard">
      <style:graphic-properties draw:fill="none" draw:textarea-vertical-align="middle" draw:auto-grow-height="false" fo:min-height="11.79cm" fo:min-width="0cm"/>
    </style:style>
    <style:style style:name="gr22" style:family="graphic" style:parent-style-name="standard">
      <style:graphic-properties draw:stroke="solid" draw:fill-color="#ffffff" draw:opacity="50%" draw:opacity-name="" draw:textarea-horizontal-align="justify" draw:textarea-vertical-align="middle" draw:auto-grow-height="false" fo:min-height="0.65cm" fo:min-width="0.4cm"/>
    </style:style>
    <style:style style:name="gr23" style:family="graphic" style:parent-style-name="standard">
      <style:graphic-properties draw:stroke="none" svg:stroke-color="#000000" draw:fill="none" draw:fill-color="#ffffff" fo:min-height="0.745cm"/>
    </style:style>
    <style:style style:name="gr24" style:family="graphic" style:parent-style-name="standard">
      <style:graphic-properties draw:fill-color="#dddddd" draw:opacity="50%" draw:opacity-name="" draw:textarea-horizontal-align="justify" draw:textarea-vertical-align="middle" draw:auto-grow-height="false" fo:min-height="0.65cm" fo:min-width="0.4cm"/>
    </style:style>
    <style:style style:name="gr25" style:family="graphic" style:parent-style-name="standard">
      <style:graphic-properties draw:stroke="none" svg:stroke-color="#000000" draw:fill="none" draw:fill-color="#ffffff" fo:min-height="1.25cm"/>
    </style:style>
    <style:style style:name="gr26" style:family="graphic" style:parent-style-name="standard">
      <style:graphic-properties draw:stroke="none" svg:stroke-color="#000000" draw:fill="none" draw:fill-color="#ffffff" fo:min-height="1.642cm"/>
    </style:style>
    <style:style style:name="gr27" style:family="graphic" style:parent-style-name="standard">
      <style:graphic-properties draw:stroke="none" svg:stroke-color="#000000" draw:fill="none" draw:fill-color="#ffffff" fo:min-height="2.189cm"/>
    </style:style>
    <style:style style:name="gr28" style:family="graphic" style:parent-style-name="standard">
      <style:graphic-properties draw:stroke="none" svg:stroke-color="#000000" draw:fill="none" draw:fill-color="#ffffff" fo:min-height="3.7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/>
    </style:style>
    <style:style style:name="P3" style:family="paragraph">
      <loext:graphic-properties draw:fill-color="#ffffff" draw:opacity="50%"/>
      <style:paragraph-properties fo:text-align="center"/>
      <style:text-properties fo:font-size="10.5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5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0.5pt" style:font-size-asian="10.5pt" style:font-size-complex="10.5pt"/>
    </style:style>
    <style:style style:name="P8" style:family="paragraph">
      <loext:graphic-properties draw:fill="none" draw:fill-color="#ffffff"/>
      <style:text-properties fo:font-size="10.5pt" style:font-size-asian="10.5pt" style:font-size-complex="10.5pt"/>
    </style:style>
    <style:style style:name="P9" style:family="paragraph">
      <style:text-properties fo:font-size="10.5pt"/>
    </style:style>
    <style:style style:name="P10" style:family="paragraph">
      <loext:graphic-properties draw:fill="none" draw:fill-color="#ffffff"/>
      <style:text-properties fo:font-size="10.5pt"/>
    </style:style>
    <style:style style:name="P11" style:family="paragraph">
      <loext:graphic-properties draw:fill-color="#fffbcc"/>
      <style:paragraph-properties fo:text-align="center"/>
    </style:style>
    <style:style style:name="P12" style:family="paragraph">
      <loext:graphic-properties draw:fill-color="#729fcf" draw:opacity="100%"/>
      <style:paragraph-properties fo:text-align="center"/>
      <style:text-properties fo:font-size="18pt"/>
    </style:style>
    <style:style style:name="P13" style:family="paragraph">
      <loext:graphic-properties draw:fill="none" draw:opacity="100%"/>
      <style:paragraph-properties fo:text-align="center"/>
    </style:style>
    <style:style style:name="P14" style:family="paragraph">
      <loext:graphic-properties draw:fill-color="#bcaed5" draw:opacity="50%"/>
      <style:paragraph-properties fo:text-align="center"/>
      <style:text-properties fo:font-size="10.5pt"/>
    </style:style>
    <style:style style:name="P15" style:family="paragraph">
      <loext:graphic-properties draw:fill-color="#729fcf"/>
      <style:paragraph-properties fo:text-align="center"/>
    </style:style>
    <style:style style:name="P16" style:family="paragraph">
      <loext:graphic-properties draw:fill-color="#fcd4d1" draw:opacity="50%"/>
      <style:paragraph-properties fo:text-align="center"/>
      <style:text-properties fo:font-size="10.5pt"/>
    </style:style>
    <style:style style:name="P17" style:family="paragraph">
      <loext:graphic-properties draw:fill-color="#c2e0ae"/>
      <style:paragraph-properties fo:text-align="center"/>
    </style:style>
    <style:style style:name="P18" style:family="paragraph">
      <loext:graphic-properties draw:fill-color="#dddddd" draw:opacity="50%"/>
      <style:paragraph-properties fo:text-align="center"/>
      <style:text-properties fo:font-size="10.5pt"/>
    </style:style>
    <style:style style:name="P19" style:family="paragraph">
      <loext:graphic-properties draw:fill="none" draw:fill-color="#ffffff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0.9cm" svg:height="0.9cm" svg:x="5.9cm" svg:y="2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8.8cm" svg:y="2.6cm">
          <text:p text:style-name="P2">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5cm" svg:y="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7.7cm" svg:y="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5.9cm" svg:y="5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9cm" svg:x="6.8cm" svg:y="5.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9cm" svg:x="10.9cm" svg:y="2.6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9cm" svg:height="0.9cm" svg:x="12.3cm" svg:y="1.3cm">
          <text:p text:style-name="P1">k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8.6cm" svg:y="5.7cm">
          <text:p text:style-name="P2">k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9cm" svg:x="10.4cm" svg:y="5.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7.5cm" svg:y="2.6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9.5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11.3cm" svg:y="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2.2cm" svg:y="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4.9cm" svg:y="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3.1cm" svg:y="5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9cm" svg:x="14cm" svg:y="5.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15.8cm" svg:y="5.7cm">
          <text:p text:style-name="P2">j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4cm" svg:height="3.5cm" draw:transform="rotate (1.5707963267949) translate (5.1cm 7.7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6" draw:layer="layout" svg:width="0.4cm" svg:height="3.5cm" draw:transform="rotate (1.5707963267949) translate (12.3cm 7.7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3" draw:layer="layout" svg:width="0.9cm" svg:height="0.9cm" svg:x="16.7cm" svg:y="5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9cm" svg:x="17.7cm" svg:y="5.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18.6cm" svg:y="5.7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cm" svg:height="0.798cm" svg:x="12.8cm" svg:y="2.602cm">
          <draw:text-box>
            <text:p text:style-name="P7"><text:span text:style-name="T1">k</text:span><text:span text:style-name="T1">个</text:span><text:span text:style-name="T1">元</text:span><text:span text:style-name="T1">素</text:span></text:p>
          </draw:text-box>
        </draw:frame>
        <draw:frame draw:style-name="gr6" draw:text-style-name="P8" draw:layer="layout" svg:width="2cm" svg:height="0.798cm" svg:x="5.9cm" svg:y="8cm">
          <draw:text-box>
            <text:p text:style-name="P7"><text:span text:style-name="T1">k</text:span><text:span text:style-name="T1">个</text:span><text:span text:style-name="T1">元</text:span><text:span text:style-name="T1">素</text:span></text:p>
          </draw:text-box>
        </draw:frame>
        <draw:frame draw:style-name="gr6" draw:text-style-name="P8" draw:layer="layout" svg:width="2cm" svg:height="0.798cm" svg:x="13.2cm" svg:y="8.002cm">
          <draw:text-box>
            <text:p text:style-name="P7"><text:span text:style-name="T1">k</text:span><text:span text:style-name="T1">个</text:span><text:span text:style-name="T1">元</text:span><text:span text:style-name="T1">素</text:span></text:p>
          </draw:text-box>
        </draw:frame>
        <draw:custom-shape draw:style-name="gr1" draw:text-style-name="P1" draw:layer="layout" svg:width="0.9cm" svg:height="0.9cm" svg:x="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7.7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5.9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8.6cm" svg:y="10.5cm">
          <text:p text:style-name="P2">k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9cm" svg:x="10.4cm" svg:y="10.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9.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11.3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4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5.8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4.9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16.7cm" svg:y="10.5cm">
          <text:p text:style-name="P2">j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4cm" svg:height="4.5cm" draw:transform="rotate (1.5707963267949) translate (4.1cm 12.5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6" draw:layer="layout" svg:width="0.4cm" svg:height="4.5cm" draw:transform="rotate (1.5707963267949) translate (12.3cm 12.5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3" draw:layer="layout" svg:width="0.9cm" svg:height="0.9cm" svg:x="17.6cm" svg:y="1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9cm" svg:x="18.6cm" svg:y="10.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19.5cm" svg:y="10.5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cm" svg:height="0.798cm" svg:x="5.4cm" svg:y="12.8cm">
          <draw:text-box>
            <text:p text:style-name="P7"><text:span text:style-name="T1">k</text:span><text:span text:style-name="T1">个</text:span><text:span text:style-name="T1">元</text:span><text:span text:style-name="T1">素</text:span></text:p>
          </draw:text-box>
        </draw:frame>
        <draw:frame draw:style-name="gr6" draw:text-style-name="P8" draw:layer="layout" svg:width="2cm" svg:height="0.798cm" svg:x="13.6cm" svg:y="12.802cm">
          <draw:text-box>
            <text:p text:style-name="P7"><text:span text:style-name="T1">k</text:span><text:span text:style-name="T1">个</text:span><text:span text:style-name="T1">元</text:span><text:span text:style-name="T1">素</text:span></text:p>
          </draw:text-box>
        </draw:frame>
        <draw:custom-shape draw:style-name="gr1" draw:text-style-name="P1" draw:layer="layout" svg:width="0.9cm" svg:height="0.9cm" svg:x="4.1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6.8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2.2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3.1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5.1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7.8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6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8.7cm" svg:y="15.4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9cm" svg:x="10.5cm" svg:y="15.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9.6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11.4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4.1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5.9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5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16.8cm" svg:y="15.4cm">
          <text:p text:style-name="P2"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4cm" svg:height="4.5cm" draw:transform="rotate (1.5707963267949) translate (4.2cm 17.4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6" draw:layer="layout" svg:width="0.4cm" svg:height="4.5cm" draw:transform="rotate (1.5707963267949) translate (12.4cm 17.4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3" draw:layer="layout" svg:width="0.9cm" svg:height="0.9cm" svg:x="17.7cm" svg:y="1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9cm" svg:x="18.7cm" svg:y="15.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19.6cm" svg:y="15.4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cm" svg:height="0.798cm" svg:x="5.5cm" svg:y="17.7cm">
          <draw:text-box>
            <text:p text:style-name="P7"><text:span text:style-name="T1">j’</text:span><text:span text:style-name="T1">个</text:span><text:span text:style-name="T1">元</text:span><text:span text:style-name="T1">素</text:span></text:p>
          </draw:text-box>
        </draw:frame>
        <draw:frame draw:style-name="gr6" draw:text-style-name="P8" draw:layer="layout" svg:width="2cm" svg:height="0.798cm" svg:x="13.7cm" svg:y="17.702cm">
          <draw:text-box>
            <text:p text:style-name="P7"><text:span text:style-name="T1">j’</text:span><text:span text:style-name="T1">个</text:span><text:span text:style-name="T1">元</text:span><text:span text:style-name="T1">素</text:span></text:p>
          </draw:text-box>
        </draw:frame>
        <draw:custom-shape draw:style-name="gr1" draw:text-style-name="P1" draw:layer="layout" svg:width="0.9cm" svg:height="0.9cm" svg:x="4.2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6.9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2.3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3.2cm" svg:y="15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cm" svg:height="0.6cm" svg:x="17.066cm" svg:y="16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0" draw:layer="layout" svg:width="0.5cm" svg:height="0.594cm" svg:x="17cm" svg:y="17.106cm">
          <draw:text-box>
            <text:p text:style-name="P9">j</text:p>
          </draw:text-box>
        </draw:frame>
        <draw:custom-shape draw:style-name="gr8" draw:text-style-name="P1" draw:layer="layout" svg:width="0.4cm" svg:height="0.6cm" svg:x="8.966cm" svg:y="16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0.7cm" svg:height="0.937cm" svg:x="8.883cm" svg:y="17.206cm">
          <draw:text-box>
            <text:p text:style-name="P9">j’</text:p>
          </draw:text-box>
        </draw:frame>
        <draw:custom-shape draw:style-name="gr1" draw:text-style-name="P1" draw:layer="layout" svg:width="0.9cm" svg:height="0.9cm" svg:x="5.1cm" svg:y="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7.8cm" svg:y="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6cm" svg:y="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8.7cm" svg:y="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9cm" svg:x="10.5cm" svg:y="26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9.6cm" svg:y="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11.4cm" svg:y="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4.1cm" svg:y="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5.9cm" svg:y="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5cm" svg:y="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16.8cm" svg:y="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4cm" svg:height="4.5cm" draw:transform="rotate (1.5707963267949) translate (4.2cm 28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6" draw:layer="layout" svg:width="0.4cm" svg:height="4.5cm" draw:transform="rotate (1.5707963267949) translate (12.4cm 28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3" draw:layer="layout" svg:width="0.9cm" svg:height="0.9cm" svg:x="17.7cm" svg:y="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9cm" svg:x="18.7cm" svg:y="26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19.6cm" svg:y="26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cm" svg:height="0.798cm" svg:x="5.5cm" svg:y="28.3cm">
          <draw:text-box>
            <text:p text:style-name="P7"><text:span text:style-name="T1">j’</text:span><text:span text:style-name="T1">个</text:span><text:span text:style-name="T1">元</text:span><text:span text:style-name="T1">素</text:span></text:p>
          </draw:text-box>
        </draw:frame>
        <draw:frame draw:style-name="gr6" draw:text-style-name="P8" draw:layer="layout" svg:width="2cm" svg:height="0.798cm" svg:x="13.7cm" svg:y="28.302cm">
          <draw:text-box>
            <text:p text:style-name="P7"><text:span text:style-name="T1">j’</text:span><text:span text:style-name="T1">个</text:span><text:span text:style-name="T1">元</text:span><text:span text:style-name="T1">素</text:span></text:p>
          </draw:text-box>
        </draw:frame>
        <draw:custom-shape draw:style-name="gr1" draw:text-style-name="P1" draw:layer="layout" svg:width="0.9cm" svg:height="0.9cm" svg:x="4.2cm" svg:y="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6.9cm" svg:y="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2.3cm" svg:y="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3.2cm" svg:y="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cm" svg:height="0.6cm" svg:x="17.066cm" svg:y="27.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0" draw:layer="layout" svg:width="0.5cm" svg:height="0.594cm" svg:x="17cm" svg:y="27.706cm">
          <draw:text-box>
            <text:p text:style-name="P9">j</text:p>
          </draw:text-box>
        </draw:frame>
        <draw:custom-shape draw:style-name="gr8" draw:text-style-name="P1" draw:layer="layout" svg:width="0.4cm" svg:height="0.6cm" svg:x="8.966cm" svg:y="27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0.7cm" svg:height="0.937cm" svg:x="8.883cm" svg:y="27.806cm">
          <draw:text-box>
            <text:p text:style-name="P9">j’</text:p>
          </draw:text-box>
        </draw:frame>
        <draw:custom-shape draw:style-name="gr11" draw:text-style-name="P11" draw:layer="layout" svg:width="0.9cm" svg:height="0.9cm" svg:x="5.1cm" svg:y="20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cm" svg:height="0.9cm" svg:x="7.8cm" svg:y="2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8.7cm" svg:y="2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9.6cm" svg:y="20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4cm" svg:height="1.7cm" draw:transform="rotate (1.5707963267949) translate (4.2cm 22.802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8" draw:layer="layout" svg:width="2cm" svg:height="0.798cm" svg:x="4.1cm" svg:y="23.102cm">
          <draw:text-box>
            <text:p text:style-name="P7"><text:span text:style-name="T1">j’</text:span><text:span text:style-name="T1">’</text:span><text:span text:style-name="T1">个</text:span><text:span text:style-name="T1">元</text:span><text:span text:style-name="T1">素</text:span></text:p>
          </draw:text-box>
        </draw:frame>
        <draw:custom-shape draw:style-name="gr11" draw:text-style-name="P11" draw:layer="layout" svg:width="0.9cm" svg:height="0.9cm" svg:x="4.2cm" svg:y="20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cm" svg:height="0.9cm" svg:x="6.9cm" svg:y="20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cm" svg:height="0.6cm" svg:x="8.966cm" svg:y="2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0.7cm" svg:height="0.937cm" svg:x="8.883cm" svg:y="22.606cm">
          <draw:text-box>
            <text:p text:style-name="P9">j’</text:p>
          </draw:text-box>
        </draw:frame>
        <draw:custom-shape draw:style-name="gr13" draw:text-style-name="P12" draw:layer="layout" svg:width="0.9cm" svg:height="0.9cm" svg:x="6cm" svg:y="20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cm" svg:height="0.6cm" svg:x="6.266cm" svg:y="2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0.817cm" svg:height="0.937cm" svg:x="6.083cm" svg:y="22.606cm">
          <draw:text-box>
            <text:p text:style-name="P9">j’’</text:p>
          </draw:text-box>
        </draw:frame>
        <draw:custom-shape draw:style-name="gr12" draw:text-style-name="P6" draw:layer="layout" svg:width="0.4cm" svg:height="1.7cm" draw:transform="rotate (1.5707963267949) translate (7cm 22.801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8" draw:layer="layout" svg:width="2cm" svg:height="0.798cm" svg:x="6.9cm" svg:y="23.101cm">
          <draw:text-box>
            <text:p text:style-name="P7"><text:span text:style-name="T1">j’</text:span><text:span text:style-name="T1">’</text:span><text:span text:style-name="T1">个</text:span><text:span text:style-name="T1">元</text:span><text:span text:style-name="T1">素</text:span></text:p>
          </draw:text-box>
        </draw:frame>
        <draw:custom-shape draw:style-name="gr14" draw:text-style-name="P13" draw:layer="layout" svg:width="0.6cm" svg:height="0.8cm" draw:transform="rotate (1.5707963267949) translate (6.9cm 25.5cm)">
          <text:p/>
          <draw:enhanced-geometry svg:viewBox="0 0 21600 21600" draw:text-areas="0 0 21600 21600" draw:type="chevron" draw:modifiers="16173.044925124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9cm" svg:height="0.9cm" svg:x="5.101cm" svg:y="38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7.801cm" svg:y="38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6.001cm" svg:y="38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8.701cm" svg:y="38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9cm" svg:x="10.501cm" svg:y="38.3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9.601cm" svg:y="38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11.401cm" svg:y="38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4.101cm" svg:y="38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5.901cm" svg:y="38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5.001cm" svg:y="38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16.801cm" svg:y="38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4cm" svg:height="4.5cm" draw:transform="rotate (1.5707963267949) translate (4.201cm 40.3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6" draw:layer="layout" svg:width="0.4cm" svg:height="4.5cm" draw:transform="rotate (1.5707963267949) translate (12.401cm 40.3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3" draw:layer="layout" svg:width="0.9cm" svg:height="0.9cm" svg:x="17.701cm" svg:y="38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9cm" svg:height="0.9cm" svg:x="18.701cm" svg:y="38.3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19.601cm" svg:y="38.3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cm" svg:height="0.798cm" svg:x="5.501cm" svg:y="40.6cm">
          <draw:text-box>
            <text:p text:style-name="P7"><text:span text:style-name="T1">j’</text:span><text:span text:style-name="T1">个</text:span><text:span text:style-name="T1">元</text:span><text:span text:style-name="T1">素</text:span></text:p>
          </draw:text-box>
        </draw:frame>
        <draw:frame draw:style-name="gr6" draw:text-style-name="P8" draw:layer="layout" svg:width="2cm" svg:height="0.798cm" svg:x="13.701cm" svg:y="40.602cm">
          <draw:text-box>
            <text:p text:style-name="P7"><text:span text:style-name="T1">j’</text:span><text:span text:style-name="T1">个</text:span><text:span text:style-name="T1">元</text:span><text:span text:style-name="T1">素</text:span></text:p>
          </draw:text-box>
        </draw:frame>
        <draw:custom-shape draw:style-name="gr1" draw:text-style-name="P1" draw:layer="layout" svg:width="0.9cm" svg:height="0.9cm" svg:x="4.201cm" svg:y="38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6.901cm" svg:y="38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2.301cm" svg:y="38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3.201cm" svg:y="3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cm" svg:height="0.6cm" svg:x="17.067cm" svg:y="39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0" draw:layer="layout" svg:width="0.5cm" svg:height="0.594cm" svg:x="17.001cm" svg:y="40.006cm">
          <draw:text-box>
            <text:p text:style-name="P9">j</text:p>
          </draw:text-box>
        </draw:frame>
        <draw:custom-shape draw:style-name="gr8" draw:text-style-name="P1" draw:layer="layout" svg:width="0.4cm" svg:height="0.6cm" svg:x="8.967cm" svg:y="39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0.7cm" svg:height="0.937cm" svg:x="8.884cm" svg:y="40.106cm">
          <draw:text-box>
            <text:p text:style-name="P9">j’</text:p>
          </draw:text-box>
        </draw:frame>
        <draw:custom-shape draw:style-name="gr11" draw:text-style-name="P11" draw:layer="layout" svg:width="0.9cm" svg:height="0.9cm" svg:x="5.101cm" svg:y="33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cm" svg:height="0.9cm" svg:x="7.801cm" svg:y="3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8.701cm" svg:y="3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9.601cm" svg:y="33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4cm" svg:height="1.7cm" draw:transform="rotate (1.5707963267949) translate (4.201cm 35.102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8" draw:layer="layout" svg:width="2cm" svg:height="0.798cm" svg:x="4.101cm" svg:y="35.402cm">
          <draw:text-box>
            <text:p text:style-name="P7"><text:span text:style-name="T1">j’</text:span><text:span text:style-name="T1">’</text:span><text:span text:style-name="T1">个</text:span><text:span text:style-name="T1">元</text:span><text:span text:style-name="T1">素</text:span></text:p>
          </draw:text-box>
        </draw:frame>
        <draw:custom-shape draw:style-name="gr11" draw:text-style-name="P11" draw:layer="layout" svg:width="0.9cm" svg:height="0.9cm" svg:x="4.201cm" svg:y="33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cm" svg:height="0.9cm" svg:x="6.901cm" svg:y="3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cm" svg:height="0.6cm" svg:x="8.967cm" svg:y="3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0.7cm" svg:height="0.937cm" svg:x="8.884cm" svg:y="34.906cm">
          <draw:text-box>
            <text:p text:style-name="P9">j’</text:p>
          </draw:text-box>
        </draw:frame>
        <draw:custom-shape draw:style-name="gr13" draw:text-style-name="P12" draw:layer="layout" svg:width="0.9cm" svg:height="0.9cm" svg:x="6.001cm" svg:y="3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cm" svg:height="0.6cm" svg:x="6.267cm" svg:y="3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0.817cm" svg:height="0.937cm" svg:x="6.084cm" svg:y="34.906cm">
          <draw:text-box>
            <text:p text:style-name="P9">j’’</text:p>
          </draw:text-box>
        </draw:frame>
        <draw:custom-shape draw:style-name="gr12" draw:text-style-name="P6" draw:layer="layout" svg:width="0.4cm" svg:height="1.7cm" draw:transform="rotate (1.5707963267949) translate (7.001cm 35.101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8" draw:layer="layout" svg:width="2cm" svg:height="0.798cm" svg:x="6.901cm" svg:y="35.401cm">
          <draw:text-box>
            <text:p text:style-name="P7"><text:span text:style-name="T1">j’</text:span><text:span text:style-name="T1">’</text:span><text:span text:style-name="T1">个</text:span><text:span text:style-name="T1">元</text:span><text:span text:style-name="T1">素</text:span></text:p>
          </draw:text-box>
        </draw:frame>
        <draw:custom-shape draw:style-name="gr14" draw:text-style-name="P13" draw:layer="layout" svg:width="0.6cm" svg:height="0.8cm" draw:transform="rotate (1.5707963267949) translate (6.901cm 37.8cm)">
          <text:p/>
          <draw:enhanced-geometry svg:viewBox="0 0 21600 21600" draw:text-areas="0 0 21600 21600" draw:type="chevron" draw:modifiers="16173.044925124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0.9cm" svg:height="0.9cm" svg:x="13.102cm" svg:y="33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cm" svg:height="0.9cm" svg:x="15.802cm" svg:y="3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16.702cm" svg:y="3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17.602cm" svg:y="33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4cm" svg:height="1.7cm" draw:transform="rotate (1.5707963267949) translate (12.202cm 35.102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8" draw:layer="layout" svg:width="2cm" svg:height="0.798cm" svg:x="12.102cm" svg:y="35.402cm">
          <draw:text-box>
            <text:p text:style-name="P7"><text:span text:style-name="T1">j’</text:span><text:span text:style-name="T1">’</text:span><text:span text:style-name="T1">个</text:span><text:span text:style-name="T1">元</text:span><text:span text:style-name="T1">素</text:span></text:p>
          </draw:text-box>
        </draw:frame>
        <draw:custom-shape draw:style-name="gr11" draw:text-style-name="P11" draw:layer="layout" svg:width="0.9cm" svg:height="0.9cm" svg:x="12.202cm" svg:y="33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cm" svg:height="0.9cm" svg:x="14.902cm" svg:y="3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cm" svg:height="0.6cm" svg:x="16.968cm" svg:y="3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0.7cm" svg:height="0.937cm" svg:x="16.885cm" svg:y="34.906cm">
          <draw:text-box>
            <text:p text:style-name="P9">j</text:p>
          </draw:text-box>
        </draw:frame>
        <draw:custom-shape draw:style-name="gr13" draw:text-style-name="P12" draw:layer="layout" svg:width="0.9cm" svg:height="0.9cm" svg:x="14.002cm" svg:y="33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4cm" svg:height="1.7cm" draw:transform="rotate (1.5707963267949) translate (15.002cm 35.101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8" draw:layer="layout" svg:width="2cm" svg:height="0.798cm" svg:x="14.902cm" svg:y="35.401cm">
          <draw:text-box>
            <text:p text:style-name="P7"><text:span text:style-name="T1">j’</text:span><text:span text:style-name="T1">’</text:span><text:span text:style-name="T1">个</text:span><text:span text:style-name="T1">元</text:span><text:span text:style-name="T1">素</text:span></text:p>
          </draw:text-box>
        </draw:frame>
        <draw:custom-shape draw:style-name="gr15" draw:text-style-name="P14" draw:layer="layout" svg:width="0.9cm" svg:height="0.9cm" svg:x="5.102cm" svg:y="68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9cm" svg:height="0.9cm" svg:x="7.802cm" svg:y="68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9cm" svg:height="0.9cm" svg:x="6.002cm" svg:y="68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9cm" svg:height="0.9cm" svg:x="8.702cm" svg:y="6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0.9cm" svg:height="0.9cm" svg:x="10.502cm" svg:y="68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9cm" svg:height="0.9cm" svg:x="9.602cm" svg:y="68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9cm" svg:height="0.9cm" svg:x="11.402cm" svg:y="68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9cm" svg:height="0.9cm" svg:x="14.102cm" svg:y="68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9cm" svg:height="0.9cm" svg:x="15.902cm" svg:y="68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9cm" svg:height="0.9cm" svg:x="15.002cm" svg:y="68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0.9cm" svg:height="0.9cm" svg:x="16.802cm" svg:y="68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4cm" svg:height="4.5cm" draw:transform="rotate (1.5707963267949) translate (4.202cm 70.3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6" draw:layer="layout" svg:width="0.4cm" svg:height="4.5cm" draw:transform="rotate (1.5707963267949) translate (12.402cm 70.3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8" draw:layer="layout" svg:width="2cm" svg:height="0.798cm" svg:x="5.502cm" svg:y="70.6cm">
          <draw:text-box>
            <text:p text:style-name="P7"><text:span text:style-name="T1">j’’</text:span><text:span text:style-name="T1">个元素</text:span></text:p>
          </draw:text-box>
        </draw:frame>
        <draw:frame draw:style-name="gr6" draw:text-style-name="P8" draw:layer="layout" svg:width="2cm" svg:height="0.798cm" svg:x="13.702cm" svg:y="70.602cm">
          <draw:text-box>
            <text:p text:style-name="P7"><text:span text:style-name="T1">j’’</text:span><text:span text:style-name="T1">个元素</text:span></text:p>
          </draw:text-box>
        </draw:frame>
        <draw:custom-shape draw:style-name="gr15" draw:text-style-name="P14" draw:layer="layout" svg:width="0.9cm" svg:height="0.9cm" svg:x="4.202cm" svg:y="68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9cm" svg:height="0.9cm" svg:x="6.902cm" svg:y="68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9cm" svg:height="0.9cm" svg:x="12.302cm" svg:y="68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9cm" svg:height="0.9cm" svg:x="13.202cm" svg:y="6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cm" svg:height="0.6cm" svg:x="17.068cm" svg:y="69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0.698cm" svg:height="0.937cm" svg:x="17.002cm" svg:y="70.006cm">
          <draw:text-box>
            <text:p text:style-name="P9">j’</text:p>
          </draw:text-box>
        </draw:frame>
        <draw:custom-shape draw:style-name="gr8" draw:text-style-name="P1" draw:layer="layout" svg:width="0.4cm" svg:height="0.6cm" svg:x="8.968cm" svg:y="69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0.915cm" svg:height="0.937cm" svg:x="8.885cm" svg:y="70.106cm">
          <draw:text-box>
            <text:p text:style-name="P9">j’’</text:p>
          </draw:text-box>
        </draw:frame>
        <draw:custom-shape draw:style-name="gr11" draw:text-style-name="P11" draw:layer="layout" svg:width="0.9cm" svg:height="0.9cm" svg:x="5.102cm" svg:y="76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cm" svg:height="0.9cm" svg:x="7.802cm" svg:y="76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9cm" svg:height="0.9cm" svg:x="8.702cm" svg:y="76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4cm" svg:height="1.7cm" draw:transform="rotate (1.5707963267949) translate (4.202cm 78.102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8" draw:layer="layout" svg:width="2cm" svg:height="0.798cm" svg:x="4.102cm" svg:y="78.402cm">
          <draw:text-box>
            <text:p text:style-name="P7"><text:span text:style-name="T1">j’’</text:span><text:span text:style-name="T1">’</text:span><text:span text:style-name="T1">个</text:span><text:span text:style-name="T1">元</text:span><text:span text:style-name="T1">素</text:span></text:p>
          </draw:text-box>
        </draw:frame>
        <draw:custom-shape draw:style-name="gr11" draw:text-style-name="P11" draw:layer="layout" svg:width="0.9cm" svg:height="0.9cm" svg:x="4.202cm" svg:y="76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cm" svg:height="0.9cm" svg:x="6.902cm" svg:y="76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cm" svg:height="0.6cm" svg:x="8.968cm" svg:y="77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0.915cm" svg:height="0.937cm" svg:x="8.885cm" svg:y="77.906cm">
          <draw:text-box>
            <text:p text:style-name="P9">j’’</text:p>
          </draw:text-box>
        </draw:frame>
        <draw:custom-shape draw:style-name="gr18" draw:text-style-name="P14" draw:layer="layout" svg:width="0.9cm" svg:height="0.9cm" svg:x="6.002cm" svg:y="76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cm" svg:height="0.6cm" svg:x="6.268cm" svg:y="77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0.817cm" svg:height="0.937cm" svg:x="6.085cm" svg:y="77.906cm">
          <draw:text-box>
            <text:p text:style-name="P9">j’’’</text:p>
          </draw:text-box>
        </draw:frame>
        <draw:custom-shape draw:style-name="gr12" draw:text-style-name="P6" draw:layer="layout" svg:width="0.4cm" svg:height="1.7cm" draw:transform="rotate (1.5707963267949) translate (7.002cm 78.101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8" draw:layer="layout" svg:width="2cm" svg:height="0.798cm" svg:x="6.902cm" svg:y="78.401cm">
          <draw:text-box>
            <text:p text:style-name="P7"><text:span text:style-name="T1">j’’’</text:span><text:span text:style-name="T1">个</text:span><text:span text:style-name="T1">元</text:span><text:span text:style-name="T1">素</text:span></text:p>
          </draw:text-box>
        </draw:frame>
        <draw:custom-shape draw:style-name="gr11" draw:text-style-name="P11" draw:layer="layout" svg:width="0.9cm" svg:height="0.9cm" svg:x="13.203cm" svg:y="76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cm" svg:height="0.9cm" svg:x="15.903cm" svg:y="76.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0.9cm" svg:height="0.9cm" svg:x="16.803cm" svg:y="76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4cm" svg:height="1.7cm" draw:transform="rotate (1.5707963267949) translate (12.303cm 78.102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8" draw:layer="layout" svg:width="2cm" svg:height="0.798cm" svg:x="12.203cm" svg:y="78.402cm">
          <draw:text-box>
            <text:p text:style-name="P7"><text:span text:style-name="T1">j’’’</text:span><text:span text:style-name="T1">个</text:span><text:span text:style-name="T1">元</text:span><text:span text:style-name="T1">素</text:span></text:p>
          </draw:text-box>
        </draw:frame>
        <draw:custom-shape draw:style-name="gr11" draw:text-style-name="P11" draw:layer="layout" svg:width="0.9cm" svg:height="0.9cm" svg:x="12.303cm" svg:y="76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cm" svg:height="0.9cm" svg:x="15.003cm" svg:y="76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cm" svg:height="0.6cm" svg:x="17.069cm" svg:y="77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0.7cm" svg:height="0.937cm" svg:x="16.986cm" svg:y="77.906cm">
          <draw:text-box>
            <text:p text:style-name="P9">j’</text:p>
          </draw:text-box>
        </draw:frame>
        <draw:custom-shape draw:style-name="gr18" draw:text-style-name="P14" draw:layer="layout" svg:width="0.9cm" svg:height="0.9cm" svg:x="14.103cm" svg:y="76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4cm" svg:height="1.7cm" draw:transform="rotate (1.5707963267949) translate (15.103cm 78.101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8" draw:layer="layout" svg:width="2cm" svg:height="0.798cm" svg:x="15.003cm" svg:y="78.401cm">
          <draw:text-box>
            <text:p text:style-name="P7"><text:span text:style-name="T1">j’’’</text:span><text:span text:style-name="T1">个元素</text:span></text:p>
          </draw:text-box>
        </draw:frame>
        <draw:custom-shape draw:style-name="gr19" draw:text-style-name="P17" draw:layer="layout" svg:width="0.9cm" svg:height="0.9cm" svg:x="5.103cm" svg:y="45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4cm" svg:height="0.897cm" draw:transform="rotate (1.5707963267949) translate (4.203cm 47.102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8" draw:layer="layout" svg:width="2cm" svg:height="0.798cm" svg:x="3.703cm" svg:y="47.402cm">
          <draw:text-box>
            <text:p text:style-name="P7"><text:span text:style-name="T1">j’</text:span><text:span text:style-name="T1">’’</text:span><text:span text:style-name="T1">个</text:span><text:span text:style-name="T1">元</text:span><text:span text:style-name="T1">素</text:span></text:p>
          </draw:text-box>
        </draw:frame>
        <draw:custom-shape draw:style-name="gr19" draw:text-style-name="P17" draw:layer="layout" svg:width="0.9cm" svg:height="0.9cm" svg:x="4.203cm" svg:y="45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9cm" svg:height="0.9cm" svg:x="6.003cm" svg:y="4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cm" svg:height="0.6cm" svg:x="6.269cm" svg:y="46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0.817cm" svg:height="0.937cm" svg:x="6.086cm" svg:y="46.906cm">
          <draw:text-box>
            <text:p text:style-name="P9">j’’</text:p>
          </draw:text-box>
        </draw:frame>
        <draw:custom-shape draw:style-name="gr8" draw:text-style-name="P1" draw:layer="layout" svg:width="0.4cm" svg:height="0.6cm" svg:x="5.37cm" svg:y="46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0.817cm" svg:height="0.937cm" svg:x="5.187cm" svg:y="46.906cm">
          <draw:text-box>
            <text:p text:style-name="P9">j’’’</text:p>
          </draw:text-box>
        </draw:frame>
        <draw:custom-shape draw:style-name="gr19" draw:text-style-name="P17" draw:layer="layout" svg:width="0.9cm" svg:height="0.9cm" svg:x="7.804cm" svg:y="45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4cm" svg:height="0.897cm" draw:transform="rotate (1.5707963267949) translate (6.904cm 47.102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8" draw:layer="layout" svg:width="2cm" svg:height="0.798cm" svg:x="6.404cm" svg:y="47.402cm">
          <draw:text-box>
            <text:p text:style-name="P7"><text:span text:style-name="T1">j’</text:span><text:span text:style-name="T1">’’</text:span><text:span text:style-name="T1">个</text:span><text:span text:style-name="T1">元</text:span><text:span text:style-name="T1">素</text:span></text:p>
          </draw:text-box>
        </draw:frame>
        <draw:custom-shape draw:style-name="gr19" draw:text-style-name="P17" draw:layer="layout" svg:width="0.9cm" svg:height="0.9cm" svg:x="6.904cm" svg:y="45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9cm" svg:height="0.9cm" svg:x="8.704cm" svg:y="45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cm" svg:height="0.6cm" svg:x="8.97cm" svg:y="46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0.817cm" svg:height="0.937cm" svg:x="8.787cm" svg:y="46.906cm">
          <draw:text-box>
            <text:p text:style-name="P9">j’</text:p>
          </draw:text-box>
        </draw:frame>
        <draw:custom-shape draw:style-name="gr1" draw:text-style-name="P1" draw:layer="layout" svg:width="0.9cm" svg:height="0.9cm" svg:x="5.102cm" svg:y="61.2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7.802cm" svg:y="61.2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6.002cm" svg:y="61.2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9cm" svg:height="0.9cm" svg:x="8.702cm" svg:y="61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0.9cm" svg:height="0.9cm" svg:x="10.502cm" svg:y="61.2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9cm" svg:height="0.9cm" svg:x="9.602cm" svg:y="61.2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9cm" svg:height="0.9cm" svg:x="11.402cm" svg:y="61.2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4.102cm" svg:y="61.2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5.902cm" svg:y="61.2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5.002cm" svg:y="61.2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0.9cm" svg:height="0.9cm" svg:x="16.802cm" svg:y="61.2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4cm" svg:height="12.702cm" draw:transform="rotate (1.5707963267949) translate (4.2cm 63.299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3" draw:layer="layout" svg:width="0.9cm" svg:height="0.9cm" svg:x="17.702cm" svg:y="61.29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9cm" svg:height="0.9cm" svg:x="18.602cm" svg:y="61.2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cm" svg:height="0.9cm" svg:x="19.502cm" svg:y="61.299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cm" svg:height="0.798cm" svg:x="9.702cm" svg:y="63.601cm">
          <draw:text-box>
            <text:p text:style-name="P7"><text:span text:style-name="T1">j’</text:span><text:span text:style-name="T1">个</text:span><text:span text:style-name="T1">元</text:span><text:span text:style-name="T1">素</text:span></text:p>
          </draw:text-box>
        </draw:frame>
        <draw:custom-shape draw:style-name="gr1" draw:text-style-name="P1" draw:layer="layout" svg:width="0.9cm" svg:height="0.9cm" svg:x="4.202cm" svg:y="61.2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6.902cm" svg:y="61.2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2.302cm" svg:y="61.2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3.202cm" svg:y="61.2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cm" svg:height="0.6cm" svg:x="17.068cm" svg:y="62.3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10" draw:layer="layout" svg:width="0.798cm" svg:height="0.995cm" svg:x="17.002cm" svg:y="63.005cm">
          <draw:text-box>
            <text:p text:style-name="P9">j’</text:p>
          </draw:text-box>
        </draw:frame>
        <draw:custom-shape draw:style-name="gr1" draw:text-style-name="P1" draw:layer="layout" svg:width="0.9cm" svg:height="0.9cm" svg:x="21.302cm" svg:y="61.2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24.002cm" svg:y="61.2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22.202cm" svg:y="61.2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9cm" svg:height="0.9cm" svg:x="24.902cm" svg:y="61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0.9cm" svg:height="0.9cm" svg:x="26.702cm" svg:y="61.2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9cm" svg:height="0.9cm" svg:x="25.802cm" svg:y="61.29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9cm" svg:height="0.9cm" svg:x="27.602cm" svg:y="61.2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30.302cm" svg:y="61.2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32.102cm" svg:y="61.2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31.202cm" svg:y="61.29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9cm" svg:height="0.9cm" svg:x="33.002cm" svg:y="61.2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0.4cm" svg:height="12.702cm" draw:transform="rotate (1.5707963267949) translate (20.4cm 63.299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8" draw:layer="layout" svg:width="2cm" svg:height="0.798cm" svg:x="25.902cm" svg:y="63.601cm">
          <draw:text-box>
            <text:p text:style-name="P7"><text:span text:style-name="T1">j’</text:span><text:span text:style-name="T1">个</text:span><text:span text:style-name="T1">元</text:span><text:span text:style-name="T1">素</text:span></text:p>
          </draw:text-box>
        </draw:frame>
        <draw:custom-shape draw:style-name="gr1" draw:text-style-name="P1" draw:layer="layout" svg:width="0.9cm" svg:height="0.9cm" svg:x="20.402cm" svg:y="61.2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23.102cm" svg:y="61.2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28.502cm" svg:y="61.2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29.402cm" svg:y="61.2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cm" svg:height="0.6cm" svg:x="33.268cm" svg:y="62.3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10" draw:layer="layout" svg:width="0.798cm" svg:height="0.995cm" svg:x="33.202cm" svg:y="63.005cm">
          <draw:text-box>
            <text:p text:style-name="P9">j</text:p>
          </draw:text-box>
        </draw:frame>
        <draw:frame draw:style-name="gr25" draw:text-style-name="P8" draw:layer="layout" svg:width="10.7cm" svg:height="1.5cm" svg:x="4cm" svg:y="59.2cm">
          <draw:text-box>
            <text:p text:style-name="P7"><text:span text:style-name="T1">若</text:span><text:span text:style-name="T1">假</text:span><text:span text:style-name="T1">设</text:span><text:span text:style-name="T1"> </text:span><text:span text:style-name="T1">j’ </text:span><text:span text:style-name="T1">=</text:span><text:span text:style-name="T1"> </text:span><text:span text:style-name="T1">n</text:span><text:span text:style-name="T1">e</text:span><text:span text:style-name="T1">x</text:span><text:span text:style-name="T1">t</text:span><text:span text:style-name="T1">[j</text:span><text:span text:style-name="T1">] </text:span><text:span text:style-name="T1">, </text:span><text:span text:style-name="T1">那</text:span><text:span text:style-name="T1">么</text:span><text:span text:style-name="T1">在</text:span><text:span text:style-name="T1"> </text:span><text:span text:style-name="T1">[</text:span><text:span text:style-name="T1">0</text:span><text:span text:style-name="T1">, </text:span><text:span text:style-name="T1">j] </text:span><text:span text:style-name="T1">这</text:span><text:span text:style-name="T1">个</text:span><text:span text:style-name="T1">数</text:span><text:span text:style-name="T1">组</text:span><text:span text:style-name="T1">里</text:span><text:span text:style-name="T1">，</text:span><text:span text:style-name="T1">存</text:span><text:span text:style-name="T1">在</text:span><text:span text:style-name="T1">两</text:span><text:span text:style-name="T1">个</text:span><text:span text:style-name="T1">长</text:span><text:span text:style-name="T1">度</text:span><text:span text:style-name="T1">为</text:span><text:span text:style-name="T1">j’ </text:span><text:span text:style-name="T1">的</text:span><text:span text:style-name="T1">前</text:span><text:span text:style-name="T1">缀</text:span><text:span text:style-name="T1">和</text:span><text:span text:style-name="T1">后</text:span><text:span text:style-name="T1">缀</text:span><text:span text:style-name="T1">，</text:span><text:span text:style-name="T1">它</text:span><text:span text:style-name="T1">们</text:span><text:span text:style-name="T1">每</text:span><text:span text:style-name="T1">个</text:span><text:span text:style-name="T1">元</text:span><text:span text:style-name="T1">素</text:span><text:span text:style-name="T1">都</text:span><text:span text:style-name="T1">相</text:span><text:span text:style-name="T1">等</text:span><text:span text:style-name="T1">，</text:span><text:span text:style-name="T1">如</text:span><text:span text:style-name="T1">下</text:span><text:span text:style-name="T1">图</text:span><text:span text:style-name="T1">蓝</text:span><text:span text:style-name="T1">色</text:span><text:span text:style-name="T1">标</text:span><text:span text:style-name="T1">记</text:span><text:span text:style-name="T1">：</text:span></text:p>
          </draw:text-box>
        </draw:frame>
        <draw:frame draw:style-name="gr26" draw:text-style-name="P8" draw:layer="layout" svg:width="13.1cm" svg:height="1.892cm" svg:x="4cm" svg:y="65.4cm">
          <draw:text-box>
            <text:p text:style-name="P7"><text:span text:style-name="T1">若假设 </text:span><text:span text:style-name="T1">j’’ = </text:span><text:span text:style-name="T1">next[j’] , </text:span><text:span text:style-name="T1">那么在 </text:span><text:span text:style-name="T1">[0, j’] </text:span><text:span text:style-name="T1">这</text:span><text:span text:style-name="T1">个数组</text:span><text:span text:style-name="T1">里，存在</text:span><text:span text:style-name="T1">两个长度</text:span><text:span text:style-name="T1">为</text:span><text:span text:style-name="T1">j’’ </text:span><text:span text:style-name="T1">的</text:span><text:span text:style-name="T1">前缀和后</text:span><text:span text:style-name="T1">缀，它们</text:span><text:span text:style-name="T1">每个元素</text:span><text:span text:style-name="T1">都相等，</text:span><text:span text:style-name="T1">如下图淡</text:span><text:span text:style-name="T1">紫色标</text:span><text:span text:style-name="T1">记：</text:span></text:p>
          </draw:text-box>
        </draw:frame>
        <draw:frame draw:style-name="gr27" draw:text-style-name="P8" draw:layer="layout" svg:width="5.8cm" svg:height="2.439cm" svg:x="4cm" svg:y="73.4cm">
          <draw:text-box>
            <text:p text:style-name="P7"><text:span text:style-name="T1">若</text:span><text:span text:style-name="T1">假</text:span><text:span text:style-name="T1">设 </text:span><text:span text:style-name="T1">j’’’ </text:span><text:span text:style-name="T1">= </text:span><text:span text:style-name="T1">n</text:span><text:span text:style-name="T1">ex</text:span><text:span text:style-name="T1">t[j’</text:span><text:span text:style-name="T1">’] , </text:span><text:span text:style-name="T1">那</text:span><text:span text:style-name="T1">么</text:span><text:span text:style-name="T1">在 </text:span><text:span text:style-name="T1">[0</text:span><text:span text:style-name="T1">, </text:span><text:span text:style-name="T1">j‘’] </text:span><text:span text:style-name="T1">这</text:span><text:span text:style-name="T1">个</text:span><text:span text:style-name="T1">数</text:span><text:span text:style-name="T1">组</text:span><text:span text:style-name="T1">里</text:span><text:span text:style-name="T1">，</text:span><text:span text:style-name="T1">存</text:span><text:span text:style-name="T1">在</text:span><text:span text:style-name="T1">两</text:span><text:span text:style-name="T1">个</text:span><text:span text:style-name="T1">长</text:span><text:span text:style-name="T1">度</text:span><text:span text:style-name="T1">为</text:span><text:span text:style-name="T1">j’’’ </text:span><text:span text:style-name="T1">的</text:span><text:span text:style-name="T1">前</text:span><text:span text:style-name="T1">缀</text:span><text:span text:style-name="T1">和</text:span><text:span text:style-name="T1">后</text:span><text:span text:style-name="T1">缀</text:span><text:span text:style-name="T1">，</text:span><text:span text:style-name="T1">它</text:span><text:span text:style-name="T1">们</text:span><text:span text:style-name="T1">每</text:span><text:span text:style-name="T1">个</text:span><text:span text:style-name="T1">元</text:span><text:span text:style-name="T1">素</text:span><text:span text:style-name="T1">都</text:span><text:span text:style-name="T1">相</text:span><text:span text:style-name="T1">等</text:span><text:span text:style-name="T1">，</text:span><text:span text:style-name="T1">如</text:span><text:span text:style-name="T1">下</text:span><text:span text:style-name="T1">图</text:span><text:span text:style-name="T1">黄</text:span><text:span text:style-name="T1">色</text:span><text:span text:style-name="T1">标</text:span><text:span text:style-name="T1">记</text:span><text:span text:style-name="T1">：</text:span></text:p>
          </draw:text-box>
        </draw:frame>
        <draw:custom-shape draw:style-name="gr15" draw:text-style-name="P14" draw:layer="layout" svg:width="0.9cm" svg:height="0.9cm" svg:x="21.3cm" svg:y="68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9cm" svg:height="0.9cm" svg:x="24cm" svg:y="68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9cm" svg:height="0.9cm" svg:x="22.2cm" svg:y="68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9cm" svg:height="0.9cm" svg:x="24.9cm" svg:y="6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0.9cm" svg:height="0.9cm" svg:x="26.7cm" svg:y="68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9cm" svg:height="0.9cm" svg:x="25.8cm" svg:y="68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9cm" svg:height="0.9cm" svg:x="27.6cm" svg:y="68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9cm" svg:height="0.9cm" svg:x="30.3cm" svg:y="68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9cm" svg:height="0.9cm" svg:x="32.1cm" svg:y="68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9cm" svg:height="0.9cm" svg:x="31.2cm" svg:y="68.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9cm" svg:height="0.9cm" svg:x="33cm" svg:y="68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4cm" svg:height="4.5cm" draw:transform="rotate (1.5707963267949) translate (20.4cm 70.3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6" draw:layer="layout" svg:width="0.4cm" svg:height="4.5cm" draw:transform="rotate (1.5707963267949) translate (28.6cm 70.3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8" draw:layer="layout" svg:width="2cm" svg:height="0.798cm" svg:x="21.7cm" svg:y="70.6cm">
          <draw:text-box>
            <text:p text:style-name="P7"><text:span text:style-name="T1">j’’</text:span><text:span text:style-name="T1">个</text:span><text:span text:style-name="T1">元</text:span><text:span text:style-name="T1">素</text:span></text:p>
          </draw:text-box>
        </draw:frame>
        <draw:frame draw:style-name="gr6" draw:text-style-name="P8" draw:layer="layout" svg:width="2cm" svg:height="0.798cm" svg:x="29.9cm" svg:y="70.602cm">
          <draw:text-box>
            <text:p text:style-name="P7"><text:span text:style-name="T1">j’’</text:span><text:span text:style-name="T1">个</text:span><text:span text:style-name="T1">元</text:span><text:span text:style-name="T1">素</text:span></text:p>
          </draw:text-box>
        </draw:frame>
        <draw:custom-shape draw:style-name="gr15" draw:text-style-name="P14" draw:layer="layout" svg:width="0.9cm" svg:height="0.9cm" svg:x="20.4cm" svg:y="68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9cm" svg:height="0.9cm" svg:x="23.1cm" svg:y="68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9cm" svg:height="0.9cm" svg:x="28.5cm" svg:y="68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9cm" svg:height="0.9cm" svg:x="29.4cm" svg:y="68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cm" svg:height="0.6cm" svg:x="33.266cm" svg:y="69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0.698cm" svg:height="0.937cm" svg:x="33.2cm" svg:y="70.006cm">
          <draw:text-box>
            <text:p text:style-name="P9">j</text:p>
          </draw:text-box>
        </draw:frame>
        <draw:custom-shape draw:style-name="gr8" draw:text-style-name="P1" draw:layer="layout" svg:width="0.4cm" svg:height="0.6cm" svg:x="25.166cm" svg:y="69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1" draw:layer="layout" svg:width="0.9cm" svg:height="0.9cm" svg:x="21.303cm" svg:y="76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cm" svg:height="0.9cm" svg:x="24.003cm" svg:y="76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9cm" svg:height="0.9cm" svg:x="24.903cm" svg:y="76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4cm" svg:height="1.7cm" draw:transform="rotate (1.5707963267949) translate (20.403cm 78.102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8" draw:layer="layout" svg:width="2cm" svg:height="0.798cm" svg:x="20.303cm" svg:y="78.402cm">
          <draw:text-box>
            <text:p text:style-name="P7"><text:span text:style-name="T1">j’’’</text:span><text:span text:style-name="T1">个</text:span><text:span text:style-name="T1">元</text:span><text:span text:style-name="T1">素</text:span></text:p>
          </draw:text-box>
        </draw:frame>
        <draw:custom-shape draw:style-name="gr11" draw:text-style-name="P11" draw:layer="layout" svg:width="0.9cm" svg:height="0.9cm" svg:x="20.403cm" svg:y="76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cm" svg:height="0.9cm" svg:x="23.103cm" svg:y="76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cm" svg:height="0.6cm" svg:x="25.169cm" svg:y="77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4" draw:layer="layout" svg:width="0.9cm" svg:height="0.9cm" svg:x="22.203cm" svg:y="76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cm" svg:height="0.6cm" svg:x="22.469cm" svg:y="77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6" draw:layer="layout" svg:width="0.4cm" svg:height="1.7cm" draw:transform="rotate (1.5707963267949) translate (23.203cm 78.101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8" draw:layer="layout" svg:width="2cm" svg:height="0.798cm" svg:x="23.103cm" svg:y="78.401cm">
          <draw:text-box>
            <text:p text:style-name="P7"><text:span text:style-name="T1">j’’’</text:span><text:span text:style-name="T1">个</text:span><text:span text:style-name="T1">元</text:span><text:span text:style-name="T1">素</text:span></text:p>
          </draw:text-box>
        </draw:frame>
        <draw:custom-shape draw:style-name="gr11" draw:text-style-name="P11" draw:layer="layout" svg:width="0.9cm" svg:height="0.9cm" svg:x="29.404cm" svg:y="76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cm" svg:height="0.9cm" svg:x="32.104cm" svg:y="76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9cm" svg:height="0.9cm" svg:x="33.004cm" svg:y="76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4cm" svg:height="1.7cm" draw:transform="rotate (1.5707963267949) translate (28.504cm 78.102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8" draw:layer="layout" svg:width="2cm" svg:height="0.798cm" svg:x="28.404cm" svg:y="78.402cm">
          <draw:text-box>
            <text:p text:style-name="P7"><text:span text:style-name="T1">j’’’</text:span><text:span text:style-name="T1">个</text:span><text:span text:style-name="T1">元</text:span><text:span text:style-name="T1">素</text:span></text:p>
          </draw:text-box>
        </draw:frame>
        <draw:custom-shape draw:style-name="gr11" draw:text-style-name="P11" draw:layer="layout" svg:width="0.9cm" svg:height="0.9cm" svg:x="28.504cm" svg:y="76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9cm" svg:height="0.9cm" svg:x="31.204cm" svg:y="76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cm" svg:height="0.6cm" svg:x="33.27cm" svg:y="77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0.7cm" svg:height="0.937cm" svg:x="33.187cm" svg:y="77.906cm">
          <draw:text-box>
            <text:p text:style-name="P9">j</text:p>
          </draw:text-box>
        </draw:frame>
        <draw:custom-shape draw:style-name="gr18" draw:text-style-name="P14" draw:layer="layout" svg:width="0.9cm" svg:height="0.9cm" svg:x="30.304cm" svg:y="76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4cm" svg:height="1.7cm" draw:transform="rotate (1.5707963267949) translate (31.304cm 78.101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8" draw:layer="layout" svg:width="2cm" svg:height="0.798cm" svg:x="31.204cm" svg:y="78.401cm">
          <draw:text-box>
            <text:p text:style-name="P7"><text:span text:style-name="T1">j’’</text:span><text:span text:style-name="T1">’</text:span><text:span text:style-name="T1">个</text:span><text:span text:style-name="T1">元</text:span><text:span text:style-name="T1">素</text:span></text:p>
          </draw:text-box>
        </draw:frame>
        <draw:frame draw:style-name="gr28" draw:text-style-name="P19" draw:layer="layout" svg:width="26.4cm" svg:height="4.011cm" svg:x="4.2cm" svg:y="80.4cm">
          <draw:text-box>
            <text:p>结论：蓝色子串，淡紫色子串，黄色子串都是 [0, j-1] 这个串的相等前后缀。这几个子串被 j’, j’’, j’’’ 对应的元素分割出来，但是这几个子串不包含这几个元素。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31T14:36:40.127606579</meta:creation-date>
    <dc:date>2018-12-31T17:49:30.309922675</dc:date>
    <meta:editing-duration>PT38M6S</meta:editing-duration>
    <meta:editing-cycles>2</meta:editing-cycles>
    <meta:generator>LibreOffice/6.0.3.2$Linux_X86_64 LibreOffice_project/00m0$Build-2</meta:generator>
    <meta:document-statistic meta:object-count="327"/>
  </office:meta>
</office:document-meta>
</file>